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20000040EF399F57779424131.png" manifest:media-type="image/png"/>
  <manifest:file-entry manifest:full-path="Pictures/10000001000005320000040E361F469817AE38F2.png" manifest:media-type="image/png"/>
  <manifest:file-entry manifest:full-path="Pictures/10000001000005320000040E8A8FCBF71E4EEF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7.187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0.238cm" svg:y="0.4cm" svg:width="17cm" svg:height="13.266cm" draw:z-index="0"><draw:image xlink:href="Pictures/10000001000005320000040E8A8FCBF71E4EEF57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x="-0.212cm" svg:y="0.337cm" svg:width="17cm" svg:height="4.965cm" draw:z-index="1"><draw:image xlink:href="Pictures/10000001000005320000040E361F469817AE38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char" svg:x="-0.185cm" svg:y="0.046cm" svg:width="17cm" svg:height="13.266cm" draw:z-index="2"><draw:image xlink:href="Pictures/10000001000005320000040EF399F577794241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7:25:49.732288091</meta:creation-date>
    <dc:date>2023-11-09T17:38:30.397422272</dc:date>
    <meta:editing-duration>PT2M29S</meta:editing-duration>
    <meta:editing-cycles>1</meta:editing-cycles>
    <meta:document-statistic meta:table-count="0" meta:image-count="3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